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font-name="Courier"/>
    </style:style>
    <style:style style:name="P3" style:family="paragraph" style:parent-style-name="Text_20_body">
      <style:text-properties style:font-name="Courier" fo:font-size="10pt" style:font-size-asian="10pt" style:font-size-complex="10pt"/>
    </style:style>
    <style:style style:name="P4" style:family="paragraph" style:parent-style-name="Heading_20_1">
      <style:paragraph-properties fo:text-align="center" style:justify-single-word="false"/>
    </style:style>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Text_20_body" style:list-style-name="L2">
      <style:text-properties fo:font-style="italic" style:font-style-asian="italic" style:font-style-complex="italic"/>
    </style:style>
    <style:style style:name="P14" style:family="paragraph" style:parent-style-name="Text_20_body" style:list-style-name="L2">
      <style:text-properties fo:font-style="italic" style:font-style-asian="italic" style:font-style-complex="italic"/>
    </style:style>
    <style:style style:name="P15" style:family="paragraph" style:parent-style-name="Text_20_body" style:list-style-name="L2">
      <style:text-properties fo:font-style="italic" style:font-style-asian="italic" style:font-style-complex="italic"/>
    </style:style>
    <style:style style:name="P16" style:family="paragraph" style:parent-style-name="Text_20_body" style:list-style-name="L2">
      <style:text-properties fo:font-style="italic" style:font-style-asian="italic" style:font-style-complex="italic"/>
    </style:style>
    <style:style style:name="P17" style:family="paragraph" style:parent-style-name="Text_20_body" style:list-style-name="L2">
      <style:text-properties fo:font-style="normal" style:font-style-asian="normal" style:font-style-complex="normal"/>
    </style:style>
    <style:style style:name="P18" style:family="paragraph" style:parent-style-name="Text_20_body" style:list-style-name="L2">
      <style:text-properties fo:font-style="normal" style:font-style-asian="normal" style:font-style-complex="normal"/>
    </style:style>
    <style:style style:name="P19" style:family="paragraph" style:parent-style-name="Text_20_body" style:list-style-name="L2">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2">
      <style:text-properties fo:font-style="normal" style:font-style-asian="normal" style:font-style-complex="normal"/>
    </style:style>
    <style:style style:name="P23" style:family="paragraph" style:parent-style-name="Text_20_body" style:list-style-name="L2">
      <style:text-properties fo:font-style="normal" style:font-style-asian="normal" style:font-style-complex="normal"/>
    </style:style>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2">
      <style:text-properties fo:font-style="normal" style:font-style-asian="normal" style:font-style-complex="normal"/>
    </style:style>
    <style:style style:name="P26" style:family="paragraph" style:parent-style-name="Text_20_body" style:list-style-name="L2">
      <style:text-properties fo:font-style="normal" style:font-style-asian="normal" style:font-style-complex="normal"/>
    </style:style>
    <style:style style:name="P27" style:family="paragraph" style:parent-style-name="Text_20_body" style:list-style-name="L2">
      <style:text-properties fo:font-style="normal" style:font-style-asian="normal" style:font-style-complex="normal"/>
    </style:style>
    <style:style style:name="P28" style:family="paragraph" style:parent-style-name="Text_20_body" style:list-style-name="L2">
      <style:text-properties fo:font-style="normal" style:font-style-asian="normal" style:font-style-complex="normal"/>
    </style:style>
    <style:style style:name="P29" style:family="paragraph" style:parent-style-name="Text_20_body" style:list-style-name="L2">
      <style:text-properties fo:font-style="normal" style:font-style-asian="normal" style:font-style-complex="normal"/>
    </style:style>
    <style:style style:name="P30" style:family="paragraph" style:parent-style-name="Text_20_body" style:list-style-name="L2">
      <style:text-properties fo:font-style="normal" style:font-style-asian="normal" style:font-style-complex="normal"/>
    </style:style>
    <style:style style:name="P31" style:family="paragraph" style:parent-style-name="Text_20_body" style:list-style-name="L2">
      <style:text-properties fo:font-style="normal" style:font-style-asian="normal" style:font-style-complex="normal"/>
    </style:style>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083in" text:min-label-width="0.25in"/>
      </text:list-level-style-number>
      <text:list-level-style-number text:level="2" text:style-name="Numbering_20_Symbols" style:num-suffix="." style:num-format="1">
        <style:list-level-properties text:space-before="0.2917in" text:min-label-width="0.25in"/>
      </text:list-level-style-number>
      <text:list-level-style-number text:level="3" text:style-name="Numbering_20_Symbols" style:num-suffix="." style:num-format="1">
        <style:list-level-properties text:space-before="0.7917in" text:min-label-width="0.25in"/>
      </text:list-level-style-number>
      <text:list-level-style-number text:level="4" text:style-name="Numbering_20_Symbols" style:num-suffix="." style:num-format="1">
        <style:list-level-properties text:space-before="1.2917in" text:min-label-width="0.25in"/>
      </text:list-level-style-number>
      <text:list-level-style-number text:level="5" text:style-name="Numbering_20_Symbols" style:num-suffix="." style:num-format="1">
        <style:list-level-properties text:space-before="1.7917in" text:min-label-width="0.25in"/>
      </text:list-level-style-number>
      <text:list-level-style-number text:level="6" text:style-name="Numbering_20_Symbols" style:num-suffix="." style:num-format="1">
        <style:list-level-properties text:space-before="2.2917in" text:min-label-width="0.25in"/>
      </text:list-level-style-number>
      <text:list-level-style-number text:level="7" text:style-name="Numbering_20_Symbols" style:num-suffix="." style:num-format="1">
        <style:list-level-properties text:space-before="2.7917in" text:min-label-width="0.25in"/>
      </text:list-level-style-number>
      <text:list-level-style-number text:level="8" text:style-name="Numbering_20_Symbols" style:num-suffix="." style:num-format="1">
        <style:list-level-properties text:space-before="3.2917in" text:min-label-width="0.25in"/>
      </text:list-level-style-number>
      <text:list-level-style-number text:level="9" text:style-name="Numbering_20_Symbols" style:num-suffix="." style:num-format="1">
        <style:list-level-properties text:space-before="3.7917in" text:min-label-width="0.25in"/>
      </text:list-level-style-number>
      <text:list-level-style-number text:level="10" text:style-name="Numbering_20_Symbols" style:num-suffix="." style:num-format="1">
        <style:list-level-properties text:space-before="4.2917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oncepts</text:h>
      <text:p text:style-name="P1"/>
      <text:h text:style-name="Heading_20_2" text:outline-level="2">Overview</text:h>
      <text:p text:style-name="Text_20_body">This document describes various concepts related to the framework.</text:p>
      <text:h text:style-name="Heading_20_2" text:outline-level="2">Configuration</text:h>
      <text:p text:style-name="Text_20_body">Configuration is performed in the index.php file, using a function whose signature is <text:span text:style-name="T1">onConfig(Config &amp;$config)</text:span>. Configuration is performed at the start of each request, and allows your application to specify cornerstone functionality of the framework. A typical setup looks like:</text:p>
      <text:p text:style-name="P3">function onConfig(Config &amp;$config)</text:p>
      <text:p text:style-name="P3">{</text:p>
      <text:p text:style-name="P3"><text:s text:c="4"/>$config-&gt;setDebugMode(true);</text:p>
      <text:p text:style-name="P3"><text:s text:c="4"/>$config-&gt;setDatabaseInfo('mysql://user:pass@localhost/db');</text:p>
      <text:p text:style-name="P3"><text:s text:c="4"/>$config-&gt;setDatabaseTestInfo('mysql://user:pass@localhost/db_test');</text:p>
      <text:p text:style-name="P3"><text:s text:c="4"/>$config-&gt;addMailerOptions(array(</text:p>
      <text:p text:style-name="P3"><text:s text:c="8"/>'From' =&gt; 'jones@example.com',</text:p>
      <text:p text:style-name="P3"><text:s text:c="8"/>'FromName' =&gt; 'Jonesy',</text:p>
      <text:p text:style-name="P3"><text:s text:c="8"/>'Host' =&gt; 'localhost'</text:p>
      <text:p text:style-name="P3"><text:s text:c="4"/>));</text:p>
      <text:p text:style-name="P3"/>
      <text:p text:style-name="P3"><text:s text:c="4"/>$config-&gt;setDefaultComponent('SimplePages');</text:p>
      <text:p text:style-name="P3"><text:s text:c="4"/>$config-&gt;setDefaultAction('home');</text:p>
      <text:p text:style-name="P3"/>
      <text:p text:style-name="P3"><text:s text:c="4"/>$config-&gt;setDefaultTheme('FrontTheme');</text:p>
      <text:p text:style-name="P3"/>
      <text:p text:style-name="P3"><text:s text:c="4"/>$policy = PolicyManager::getInstance();</text:p>
      <text:p text:style-name="P3"><text:s text:c="4"/>$policy-&gt;set('theme', new ThemePolicy());</text:p>
      <text:p text:style-name="P3"><text:s text:c="4"/>$policy-&gt;set('security', new SecurityPolicy());</text:p>
      <text:p text:style-name="P3"/>
      <text:p text:style-name="P3"><text:s text:c="4"/>$config-&gt;addUrlMapping('login', array('Login', 'login'));</text:p>
      <text:p text:style-name="P3">}</text:p>
      <text:h text:style-name="Heading_20_2" text:outline-level="2">Actions</text:h>
      <text:p text:style-name="Text_20_body">An action is the basis of the framework. Actions are defined to be a particular unit in your web application. Logging in, for instance, is usually implemented as an action. An action might describe a single step process such as viewing a catalog, or a multiple step process such as registration.</text:p>
      <text:p text:style-name="Text_20_body">An action is comprised of various properties describing the action, occurring in a stage. The stage represents what part of the process the action is at. Three base stages are defined (see the Stage class): VIEW, VALIDATE, and PERFORM. The VIEW stage occurs when an action is requested. VALIDATE <text:s/>is happening to validate form input, and PERFORM happens after a successful validation, to process the results. The cycle of events is:</text:p>
      <text:p text:style-name="P2"><text:s text:c="11"/>+====================+</text:p>
      <text:p text:style-name="P2"><text:s text:c="11"/>| <text:s text:c="7"/>VIEW <text:s text:c="7"/>&lt;-------------^------------&lt;</text:p>
      <text:p text:style-name="P2"><text:s text:c="11"/>+====================+ <text:s text:c="12"/>| <text:s text:c="11"/>|</text:p>
      <text:p text:style-name="P2"><text:s text:c="43"/>NO | <text:s text:c="11"/>|</text:p>
      <text:p text:style-name="P2"><text:s text:c="11"/>+====================+ <text:s text:c="4"/>+==============+ <text:s text:c="4"/>|</text:p>
      <text:p text:style-name="P2"><text:s text:c="11"/>| <text:s text:c="5"/>VALIDATE <text:s text:c="5"/>|-----&gt; Return True? | <text:s text:c="4"/>|</text:p>
      <text:p text:style-name="P2"><text:s text:c="11"/>+====================+ <text:s text:c="4"/>+==============+ <text:s text:c="4"/>|</text:p>
      <text:p text:style-name="P2"><text:s text:c="46"/>| <text:s text:c="11"/>|</text:p>
      <text:p text:style-name="P2"><text:s text:c="11"/>+====================+ <text:s text:c="12"/>| <text:s text:c="11"/>|</text:p>
      <text:p text:style-name="P2"><text:s text:c="11"/>| <text:s text:c="6"/>PERFORM <text:s text:c="5"/>&lt;-------------v YES <text:s text:c="7"/>|</text:p>
      <text:p text:style-name="P2"><text:s text:c="11"/>+=========|==========+ <text:s text:c="25"/>|</text:p>
      <text:p text:style-name="P2"><text:s text:c="21"/>| <text:s text:c="36"/>|</text:p>
      <text:p text:style-name="P2"><text:s text:c="11"/>+=========v==========+ <text:s text:c="25"/>|</text:p>
      <text:p text:style-name="P2"><text:s text:c="11"/>| <text:s text:c="3"/>Return False? <text:s text:c="2"/>|--------------------------^ YES</text:p>
      <text:p text:style-name="P2"><text:s text:c="11"/>+====================+</text:p>
      <text:p text:style-name="Standard">An ActionDescription has the following properties:</text:p>
      <text:p text:style-name="Standard"/>
      <text:list text:style-name="L1">
        <text:list-item>
          <text:p text:style-name="P5">id – This is an id unique to the component</text:p>
        </text:list-item>
        <text:list-item>
          <text:p text:style-name="P5">handler – This property defines what to do what this action is invoked</text:p>
        </text:list-item>
        <text:list-item>
          <text:p text:style-name="P5">requiresUser – If set to true, a user will be required to log in before accessing this action</text:p>
        </text:list-item>
        <text:list-item>
          <text:p text:style-name="P5">requiresSSL – If set to true, the url must be secured via SSL</text:p>
        </text:list-item>
        <text:list-item>
          <text:p text:style-name="P5">requireGroups – If set to a string, the user must be logged in, and belong to the group. An array of group names may be specified for multiple group membership.</text:p>
        </text:list-item>
        <text:list-item>
          <text:p text:style-name="P5">isAccessible – If set to a boolean value, the truth of the variable will determine, above all other properties, whether or not the user may access the action. This is especially useful is systems where the group permissions are under application control.</text:p>
        </text:list-item>
        <text:list-item>
          <text:p text:style-name="P5">cacheable – If set to true, the framework will attempt to cache this action's VIEW stage</text:p>
        </text:list-item>
        <text:list-item>
          <text:p text:style-name="P5">useCacheHandler – If set to true, the framework will attempt to cache this action's VIEW stage. If set to a callback, then that callback will be invoked to cache the action.</text:p>
        </text:list-item>
      </text:list>
      <text:h text:style-name="Heading_20_2" text:outline-level="2">Components</text:h>
      <text:p text:style-name="Text_20_body">Components are a collection of actions. A component may facilitate functionality related to itself, but it would be poor practice to implement business or data logic within it. Often, session and application level data will be handled by a component, and the actions within the component drive the application.</text:p>
      <text:p text:style-name="Text_20_body">The component maintains an output buffer and expects it's data to be written via it's <text:span text:style-name="T1">write()</text:span> method. This is usually accomplished via a Template using the <text:span text:style-name="T1">viewTemplate() </text:span><text:span text:style-name="T2">method.</text:span></text:p>
      <text:p text:style-name="Text_20_body"><text:span text:style-name="T2">Component actions are registered with the framework using the abstract method </text:span><text:span text:style-name="T1">onRegisterActions()</text:span><text:span text:style-name="T2">.</text:span></text:p>
      <text:h text:style-name="Heading_20_2" text:outline-level="2">Templates</text:h>
      <text:p text:style-name="Text_20_body">The main display logic in the framework is done via php-stl templates. These templates are xml files that use xml namespaces to invoke tags to harbor UI functionality. Templates may invoke other templates which contain portions of view logic. </text:p>
      <text:h text:style-name="Heading_20_2" text:outline-level="2">Themes</text:h>
      <text:p text:style-name="Standard">Framework themes control Decorator pattern style UI. These themes may be swapped out either by Theme logic or using an IThemePolicy implementation. Each theme is passed an instance of a <text:span text:style-name="T1">LayoutDescription</text:span> to its <text:span text:style-name="T1">onDisplay()</text:span> method. </text:p>
      <text:h text:style-name="Heading_20_2" text:outline-level="2">Logging</text:h>
      <text:p text:style-name="Text_20_body">The framework makes use of file logging for debug operations. The Config class contains several methods for printing debug output.</text:p>
      <text:h text:style-name="Heading_20_2" text:outline-level="2">Policies</text:h>
      <text:p text:style-name="Text_20_body">Policies are a key concept in replacing core functionality within the framework. Four policy interfaces exist, and can be set via the <text:span text:style-name="T1">PolicyManager</text:span>'s static <text:span text:style-name="T1">set()</text:span> method. The four policy interfaces are:</text:p>
      <text:list text:style-name="L2">
        <text:list-item>
          <text:p text:style-name="P13">ILinkPolicy</text:p>
          <text:list>
            <text:list-item>
              <text:p text:style-name="P17">Name: link</text:p>
            </text:list-item>
            <text:list-item>
              <text:p text:style-name="P17">Method: parse() - Parses the current request and sets $_ variables appropriately.</text:p>
            </text:list-item>
            <text:list-item>
              <text:p text:style-name="P17">Method: getActionURI() - Accepts a component name, an action id, optional arguments and stage parameters and returns a URI.</text:p>
            </text:list-item>
          </text:list>
        </text:list-item>
        <text:list-item>
          <text:p text:style-name="P13">ILocationPolicy</text:p>
          <text:list>
            <text:list-item>
              <text:p text:style-name="P17">Name: location</text:p>
            </text:list-item>
            <text:list-item>
              <text:p text:style-name="P17">Method: getTemplatesDir() - returns the location of the templates directory</text:p>
            </text:list-item>
            <text:list-item>
              <text:p text:style-name="P17">Method: getCacheDir() - returns the location of the cache directory</text:p>
            </text:list-item>
            <text:list-item>
              <text:p text:style-name="P17">Method: getLogsDir() - returns the location of the logs directory</text:p>
            </text:list-item>
            <text:list-item>
              <text:p text:style-name="P17">Method: logs() - configures the logger based on the current conditions</text:p>
            </text:list-item>
          </text:list>
        </text:list-item>
        <text:list-item>
          <text:p text:style-name="P13">ISecurityPolicy</text:p>
          <text:list>
            <text:list-item>
              <text:p text:style-name="P17">Name: security</text:p>
            </text:list-item>
            <text:list-item>
              <text:p text:style-name="P17">Method: login() - accepts a user name and password, returning true if the credentials allow system access.</text:p>
            </text:list-item>
            <text:list-item>
              <text:p text:style-name="P17">Method restore() - this method is called on every request to attempt to load a current user. If a user does exist, this method should return an instance of IUser.</text:p>
            </text:list-item>
            <text:list-item>
              <text:p text:style-name="P17">Method logout() - this method is called to log out the current user</text:p>
            </text:list-item>
          </text:list>
        </text:list-item>
        <text:list-item>
          <text:p text:style-name="P13">IThemePolicy</text:p>
          <text:list>
            <text:list-item>
              <text:p text:style-name="P17">Name: theme</text:p>
            </text:list-item>
            <text:list-item>
              <text:p text:style-name="P17">Method: getTheme() - returns an instance of Theme </text:p>
            </text:list-item>
            <text:list-item>
              <text:p text:style-name="P17">Method: getExceptionTheme() - called when an exception occurs. This method should return an instance of Theme. Note that the <text:span text:style-name="T1">LayoutDescription</text:span>'s content field will be set to the <text:span text:style-name="T1">Exception</text:span>.</text:p>
            </text:list-item>
          </text:list>
        </text:list-item>
      </text:list>
      <text:h text:style-name="Heading_20_2" text:outline-level="2">LifeCycle</text:h>
      <text:p text:style-name="Text_20_body"><text:span text:style-name="T1">LifeCycle</text:span> implementations allow the application to hook into various per-request events. This can be set at config time by using the <text:span text:style-name="T1">LifeCycleManager</text:span>'s static add() method. This method accepts an instance of <text:span text:style-name="T1">ILifeCycle</text:span> – a <text:span text:style-name="T1">LifeCycleAdapter</text:span> exists for convenience.</text:p>
      <text:p text:style-name="Text_20_body">Perhaps the most interesting event is the <text:span text:style-name="T1">onURLRewrite</text:span>() event, which allows first-shot access at parsing the URL.</text:p>
      <text:h text:style-name="Heading_20_2" text:outline-level="2">Tests</text:h>
      <text:p text:style-name="Text_20_body">Unit tests are implemented via the SimpleTest framework. It is recommend to write tests for all of your data and business objects. Currently, no support exists for mock objects, or mock framework states.</text:p>
      <text:h text:style-name="Heading_20_2" text:outline-level="2">Globals</text:h>
      <text:p text:style-name="Text_20_body">Three global variables exist: database, current, and config. database being an instance of the <text:span text:style-name="T1">Database</text:span> class, current of <text:span text:style-name="T1">Current</text:span>, and config of <text:span text:style-name="T1">Config</text:span>. Note that the <text:span text:style-name="T1">Database</text:span> class, though instantiated for every call, does not actually connect to the database until a database call is requested.</text:p>
      <text:p text:style-name="Text_20_body">Before invoking the index.php file containing the onConfig function, a global variable APP may be set to direct the framework to the context. One of three contexts may be set:</text:p>
      <text:list text:style-name="L4">
        <text:list-item>
          <text:p text:style-name="P32">web – this is the default context, and assumes we are outputting to a web browser</text:p>
        </text:list-item>
        <text:list-item>
          <text:p text:style-name="P32">test – this should be set for every unit test case</text:p>
        </text:list-item>
        <text:list-item>
          <text:p text:style-name="P32">cli – when set to 'cli' the framework does not load the web-specific par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12-09T18:16:12</meta:creation-date>
    <dc:date>2008-12-09T22:55:33</dc:date>
    <dc:language>en-US</dc:language>
    <meta:editing-cycles>47</meta:editing-cycles>
    <meta:editing-duration>PT4H28M59S</meta:editing-duration>
    <meta:user-defined meta:name="Info 1"/>
    <meta:user-defined meta:name="Info 2"/>
    <meta:user-defined meta:name="Info 3"/>
    <meta:user-defined meta:name="Info 4"/>
    <meta:document-statistic meta:table-count="0" meta:image-count="0" meta:object-count="0" meta:page-count="4" meta:paragraph-count="92" meta:word-count="1014" meta:character-count="7488"/>
  </office:meta>
</office:document-meta>
</file>